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subtitle">
      <style:graphic-properties draw:fill="solid" draw:fill-color="#ffffff" draw:auto-grow-height="true" fo:min-height="14.443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title">
      <style:graphic-properties fo:min-height="3.50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4pt" style:font-size-asian="24pt" style:font-size-complex="24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000000" style:font-name="Courier 10 Pitch1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m Lua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3">Introdução</text:span></text:p>
          </draw:text-box>
        </draw:frame>
        <draw:frame presentation:style-name="pr4" draw:layer="layout" svg:width="25.199cm" svg:height="15.043cm" svg:x="1.4cm" svg:y="4.914cm" presentation:class="outline" presentation:user-transformed="true">
          <draw:text-box>
            <text:list text:style-name="L2">
              <text:list-item>
                <text:p>Multi-paradigma</text:p>
                <text:list>
                  <text:list-item>
                    <text:p>procedural, OO, funcional</text:p>
                  </text:list-item>
                </text:list>
              </text:list-item>
              <text:list-item>
                <text:p><text:span text:style-name="T4">Multi-plataforma (ANSI-C)</text:span></text:p>
                <text:list>
                  <text:list-item>
                    <text:p><text:span text:style-name="T4">PC (Windows, Mac, Linux), Sistemas embarcados</text:span></text:p>
                  </text:list-item>
                </text:list>
              </text:list-item>
              <text:list-item>
                <text:p>Dinâmica</text:p>
                <text:list>
                  <text:list-item>
                    <text:p><text:span text:style-name="T5">eval</text:span>, tipagem dinâmica, tabelas, coleta de lixo</text:p>
                  </text:list-item>
                </text:list>
              </text:list-item>
              <text:list-item>
                <text:p>Foco em <text:span text:style-name="T5">scripting</text:span></text:p>
                <text:list>
                  <text:list-item>
                    <text:p><text:span text:style-name="T4">configuração, macros, extensão</text:span></text:p>
                  </text:list-item>
                  <text:list-item>
                    <text:p><text:span text:style-name="T4">nicho em video games</text:span></text:p>
                  </text:list-item>
                </text:list>
              </text:list-item>
            </text:list>
          </draw:text-box>
        </draw:frame>
        <draw:frame presentation:style-name="pr5" draw:text-style-name="P7" xml:id="id1" draw:id="id1" draw:layer="layout" svg:width="8.436cm" svg:height="17.204cm" svg:x="18.802cm" svg:y="3.385cm">
          <draw:text-box>
            <text:p text:style-name="P6"><text:span text:style-name="T6">// procedural</text:span></text:p>
            <text:p text:style-name="P6"><text:span text:style-name="T7">for</text:span><text:span text:style-name="T8"> i=1, 10 </text:span><text:span text:style-name="T7">do</text:span></text:p>
            <text:p text:style-name="P6"><text:span text:style-name="T7"><text:s text:c="2"/></text:span><text:span text:style-name="T7">if </text:span><text:span text:style-name="T6">i % 2 == 0 </text:span><text:span text:style-name="T7">then</text:span></text:p>
            <text:p text:style-name="P6"><text:span text:style-name="T8"><text:s text:c="4"/></text:span><text:span text:style-name="T7">local</text:span><text:span text:style-name="T8"> v = i*i</text:span></text:p>
            <text:p text:style-name="P6"><text:span text:style-name="T8"><text:s text:c="4"/></text:span><text:span text:style-name="T8">print(i,v)</text:span></text:p>
            <text:p text:style-name="P6"><text:span text:style-name="T7"><text:s text:c="2"/></text:span><text:span text:style-name="T7">end</text:span></text:p>
            <text:p text:style-name="P6"><text:span text:style-name="T7">end</text:span></text:p>
            <text:p text:style-name="P6"><text:span text:style-name="T7"/></text:p>
            <text:p text:style-name="P6"><text:span text:style-name="T6">// OO</text:span></text:p>
            <text:p text:style-name="P6"><text:span text:style-name="T7">function</text:span><text:span text:style-name="T6"> f (</text:span><text:span text:style-name="T7">self</text:span><text:span text:style-name="T6">, v</text:span><text:span text:style-name="T6">)</text:span></text:p>
            <text:p text:style-name="P6"><text:span text:style-name="T6"><text:s text:c="2"/></text:span><text:span text:style-name="T7">return self.</text:span><text:span text:style-name="T6">v + v</text:span></text:p>
            <text:p text:style-name="P6"><text:span text:style-name="T7">end</text:span></text:p>
            <text:p text:style-name="P6"><text:span text:style-name="T6">o = { v=10, m=f }</text:span></text:p>
            <text:p text:style-name="P6"><text:span text:style-name="T6">print(o:m(10)) -- 20</text:span></text:p>
            <text:p text:style-name="P6"><text:span text:style-name="T6">print(o.m(o,10))</text:span></text:p>
            <text:p text:style-name="P6"><text:span text:style-name="T6"/></text:p>
            <text:p text:style-name="P6"><text:span text:style-name="T6">// funcional</text:span></text:p>
            <text:p text:style-name="P6"><text:span text:style-name="T6">t = { 10,1,5 }</text:span></text:p>
            <text:p text:style-name="P6"><text:span text:style-name="T6">table.sort(t,</text:span></text:p>
            <text:p text:style-name="P6"><text:span text:style-name="T6"><text:s text:c="2"/></text:span><text:span text:style-name="T7">function</text:span><text:span text:style-name="T6"> (v1,v2)</text:span></text:p>
            <text:p text:style-name="P6"><text:span text:style-name="T6"><text:s text:c="4"/></text:span><text:span text:style-name="T7">return</text:span><text:span text:style-name="T6"> v1 &gt; v2</text:span></text:p>
            <text:p text:style-name="P6"><text:span text:style-name="T6"><text:s text:c="2"/></text:span><text:span text:style-name="T7">end</text:span></text:p>
            <text:p text:style-name="P6"><text:span text:style-name="T6">) -- {10,5,1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9">
        <office:forms form:automatic-focus="false" form:apply-design-mode="false"/>
        <draw:frame presentation:style-name="pr7" draw:layer="layout" svg:width="25.199cm" svg:height="3.506cm" svg:x="1.4cm" svg:y="8.237cm" presentation:class="title" presentation:user-transformed="true">
          <draw:text-box>
            <text:p>Lua em Video Gam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rigens e Influência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odula (sintaxe)</text:p>
              </text:list-item>
              <text:list-item>
                <text:p>Scheme (semântica)</text:p>
              </text:list-item>
              <text:list-item>
                <text:p>CLU (atribuição e retorno múltiplo)</text:p>
              </text:list-item>
              <text:list-item>
                <text:p>SNOBOL e AWK (array associativo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8.537cm" presentation:class="title" presentation:user-transformed="true">
          <draw:text-box>
            <text:p>Expressividad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office:forms form:automatic-focus="false" form:apply-design-mode="false"/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099</meta:editing-cycles>
    <meta:editing-duration>P46DT11H18M22S</meta:editing-duration>
    <meta:initial-creator>chico </meta:initial-creator>
    <dc:date>2016-08-29T17:28:37.436760878</dc:date>
    <meta:document-statistic meta:object-count="5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